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451" officeooo:paragraph-rsid="00131451"/>
    </style:style>
    <style:style style:name="P2" style:family="paragraph" style:parent-style-name="Standard">
      <style:text-properties officeooo:rsid="00131451" officeooo:paragraph-rsid="001bc53f"/>
    </style:style>
    <style:style style:name="P3" style:family="paragraph" style:parent-style-name="Standard">
      <style:text-properties fo:font-style="italic" fo:font-weight="bold" officeooo:rsid="00131451" officeooo:paragraph-rsid="00131451" style:font-style-asian="italic" style:font-weight-asian="bold" style:font-style-complex="italic" style:font-weight-complex="bold"/>
    </style:style>
    <style:style style:name="P4" style:family="paragraph" style:parent-style-name="Standard">
      <style:text-properties fo:font-size="14pt" fo:font-weight="bold" officeooo:rsid="00131451" officeooo:paragraph-rsid="00131451" style:font-size-asian="14pt" style:font-weight-asian="bold" style:font-size-complex="14pt" style:font-weight-complex="bold"/>
    </style:style>
    <style:style style:name="P5" style:family="paragraph" style:parent-style-name="Standard">
      <style:text-properties fo:font-size="14pt" fo:font-weight="bold" officeooo:rsid="0013ac13" officeooo:paragraph-rsid="0013ac13"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3ac13" officeooo:paragraph-rsid="0013ac13" style:font-size-asian="14pt" style:font-weight-asian="bold" style:font-size-complex="14pt" style:font-weight-complex="bold"/>
    </style:style>
    <style:style style:name="P7" style:family="paragraph" style:parent-style-name="Standard">
      <style:text-properties fo:font-size="12pt" fo:font-weight="normal" officeooo:rsid="0013ac13" officeooo:paragraph-rsid="0013ac13" style:font-size-asian="12pt" style:font-weight-asian="normal" style:font-size-complex="12pt" style:font-weight-complex="normal"/>
    </style:style>
    <style:style style:name="P8" style:family="paragraph" style:parent-style-name="Standard">
      <style:text-properties style:font-name="Liberation Serif"/>
    </style:style>
    <style:style style:name="P9" style:family="paragraph" style:parent-style-name="Standard">
      <style:text-properties style:font-name="Liberation Serif" fo:font-size="12pt" fo:font-weight="normal" officeooo:rsid="0013ac13" officeooo:paragraph-rsid="0013ac13" style:font-size-asian="12pt" style:font-weight-asian="normal" style:font-size-complex="12pt" style:font-weight-complex="normal"/>
    </style:style>
    <style:style style:name="P10" style:family="paragraph" style:parent-style-name="Standard">
      <style:text-properties style:font-name="Liberation Serif" fo:font-size="12pt" fo:font-weight="bold" officeooo:rsid="0013ac13" officeooo:paragraph-rsid="0013e51c" style:font-size-asian="10.5pt" style:font-weight-asian="bold" style:font-size-complex="12pt" style:font-weight-complex="bold"/>
    </style:style>
    <style:style style:name="P11" style:family="paragraph" style:parent-style-name="Standard">
      <style:text-properties style:font-name="Liberation Serif"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6pt" fo:font-weight="bold" officeooo:rsid="0013ac13" officeooo:paragraph-rsid="0013ac1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0.5pt" fo:font-weight="normal" officeooo:rsid="0013ac13" officeooo:paragraph-rsid="0013ac13" style:font-size-asian="10.5pt" style:font-weight-asian="normal" style:font-size-complex="10.5pt" style:font-weight-complex="normal"/>
    </style:style>
    <style:style style:name="P14" style:family="paragraph" style:parent-style-name="Standard">
      <style:paragraph-properties fo:text-align="center" style:justify-single-word="false"/>
      <style:text-properties fo:font-size="6pt" fo:font-weight="bold" officeooo:rsid="0013ac13" officeooo:paragraph-rsid="0013ac13" style:font-size-asian="5.25pt" style:font-weight-asian="bold" style:font-size-complex="6pt" style:font-weight-complex="bold"/>
    </style:style>
    <style:style style:name="P15" style:family="paragraph" style:parent-style-name="Standard">
      <style:text-properties officeooo:paragraph-rsid="001543a7"/>
    </style:style>
    <style:style style:name="P16" style:family="paragraph" style:parent-style-name="Standard">
      <style:text-properties fo:color="#ff3333" fo:font-style="italic" fo:font-weight="bold" officeooo:rsid="0013ac13" officeooo:paragraph-rsid="0017816a" style:font-style-asian="italic" style:font-weight-asian="bold" style:font-style-complex="italic" style:font-weight-complex="bold"/>
    </style:style>
    <style:style style:name="P17" style:family="paragraph" style:parent-style-name="Standard">
      <style:text-properties fo:color="#000000" officeooo:rsid="00131451" officeooo:paragraph-rsid="00131451"/>
    </style:style>
    <style:style style:name="P18" style:family="paragraph" style:parent-style-name="Standard">
      <style:text-properties fo:color="#000000" officeooo:rsid="00131451" officeooo:paragraph-rsid="0016a95a"/>
    </style:style>
    <style:style style:name="P19" style:family="paragraph" style:parent-style-name="Standard">
      <style:text-properties fo:color="#000000" officeooo:rsid="00131451" officeooo:paragraph-rsid="00174c6b"/>
    </style:style>
    <style:style style:name="P20" style:family="paragraph" style:parent-style-name="Standard">
      <style:text-properties fo:color="#000000" fo:font-style="italic" fo:font-weight="bold" officeooo:rsid="00131451" officeooo:paragraph-rsid="00131451" style:font-style-asian="italic" style:font-weight-asian="bold" style:font-style-complex="italic" style:font-weight-complex="bold"/>
    </style:style>
    <style:style style:name="P21" style:family="paragraph" style:parent-style-name="Standard">
      <style:text-properties fo:color="#000000" fo:font-style="italic" fo:font-weight="bold" officeooo:rsid="00131451" officeooo:paragraph-rsid="0016a95a" style:font-style-asian="italic" style:font-weight-asian="bold" style:font-style-complex="italic" style:font-weight-complex="bold"/>
    </style:style>
    <style:style style:name="P22" style:family="paragraph" style:parent-style-name="Standard">
      <style:text-properties fo:color="#000000" fo:font-style="italic" fo:font-weight="bold" officeooo:rsid="00131451" officeooo:paragraph-rsid="001c2e7b" style:font-style-asian="italic" style:font-weight-asian="bold" style:font-style-complex="italic" style:font-weight-complex="bold"/>
    </style:style>
    <style:style style:name="P23" style:family="paragraph" style:parent-style-name="Standard">
      <style:text-properties fo:color="#000000" fo:font-style="italic" fo:font-weight="bold" officeooo:rsid="00131451" officeooo:paragraph-rsid="001cd5a4" style:font-style-asian="italic" style:font-weight-asian="bold" style:font-style-complex="italic" style:font-weight-complex="bold"/>
    </style:style>
    <style:style style:name="P24" style:family="paragraph" style:parent-style-name="Standard">
      <style:text-properties fo:color="#000000" fo:font-style="italic" fo:font-weight="normal" officeooo:rsid="0015e77f" officeooo:paragraph-rsid="0015e77f" style:font-style-asian="italic" style:font-weight-asian="normal" style:font-style-complex="italic" style:font-weight-complex="normal"/>
    </style:style>
    <style:style style:name="P25" style:family="paragraph" style:parent-style-name="Standard">
      <style:text-properties fo:color="#000000" fo:font-style="italic" fo:font-weight="normal" officeooo:rsid="0015e77f" officeooo:paragraph-rsid="001cd5a4" style:font-style-asian="italic" style:font-weight-asian="normal" style:font-style-complex="italic" style:font-weight-complex="normal"/>
    </style:style>
    <style:style style:name="P26" style:family="paragraph" style:parent-style-name="Standard">
      <style:text-properties fo:color="#000000" fo:font-style="italic" fo:font-weight="normal" officeooo:rsid="00131451" officeooo:paragraph-rsid="00131451" style:font-style-asian="italic" style:font-weight-asian="normal" style:font-style-complex="italic" style:font-weight-complex="normal"/>
    </style:style>
    <style:style style:name="P27" style:family="paragraph" style:parent-style-name="Standard">
      <style:text-properties fo:color="#000000" fo:font-style="italic" fo:font-weight="normal" officeooo:rsid="00131451" officeooo:paragraph-rsid="001cd5a4" style:font-style-asian="italic" style:font-weight-asian="normal" style:font-style-complex="italic" style:font-weight-complex="normal"/>
    </style:style>
    <style:style style:name="P28" style:family="paragraph" style:parent-style-name="Standard">
      <style:text-properties fo:color="#000000" fo:font-style="normal" fo:font-weight="normal" officeooo:rsid="0015e77f" officeooo:paragraph-rsid="0015e77f" style:font-style-asian="normal" style:font-weight-asian="normal" style:font-style-complex="normal" style:font-weight-complex="normal"/>
    </style:style>
    <style:style style:name="P29" style:family="paragraph" style:parent-style-name="Standard">
      <style:text-properties fo:color="#000000" fo:font-style="normal" fo:font-weight="normal" officeooo:rsid="0015e77f" officeooo:paragraph-rsid="0016a95a"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131451" officeooo:paragraph-rsid="00131451"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131451" officeooo:paragraph-rsid="0016a95a"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16a95a" officeooo:paragraph-rsid="0016a95a" style:font-style-asian="normal" style:font-weight-asian="normal" style:font-style-complex="normal" style:font-weight-complex="normal"/>
    </style:style>
    <style:style style:name="P33" style:family="paragraph" style:parent-style-name="Standard">
      <style:text-properties fo:color="#000000" fo:font-style="normal" fo:font-weight="normal" officeooo:rsid="00174c6b" officeooo:paragraph-rsid="00174c6b"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13ac13" officeooo:paragraph-rsid="0013ac13" style:font-style-asian="normal" style:font-weight-asian="normal" style:font-style-complex="normal" style:font-weight-complex="normal"/>
    </style:style>
    <style:style style:name="P35" style:family="paragraph" style:parent-style-name="Standard">
      <style:text-properties fo:color="#000000" fo:font-style="normal" fo:font-weight="normal" officeooo:rsid="0017816a" officeooo:paragraph-rsid="0017816a" style:font-style-asian="normal" style:font-weight-asian="normal" style:font-style-complex="normal" style:font-weight-complex="normal"/>
    </style:style>
    <style:style style:name="P36" style:family="paragraph" style:parent-style-name="Standard">
      <style:text-properties fo:color="#000000" officeooo:rsid="00174c6b" officeooo:paragraph-rsid="00174c6b"/>
    </style:style>
    <style:style style:name="P37" style:family="paragraph" style:parent-style-name="Standard">
      <style:text-properties fo:color="#000000" officeooo:rsid="001c2e7b" officeooo:paragraph-rsid="001c2e7b"/>
    </style:style>
    <style:style style:name="P38" style:family="paragraph" style:parent-style-name="Standard">
      <style:text-properties officeooo:rsid="0016a95a" officeooo:paragraph-rsid="0016a95a"/>
    </style:style>
    <style:style style:name="P39" style:family="paragraph" style:parent-style-name="Standard">
      <style:text-properties officeooo:rsid="001bc53f" officeooo:paragraph-rsid="001bc53f"/>
    </style:style>
    <style:style style:name="P40" style:family="paragraph" style:parent-style-name="Standard">
      <style:paragraph-properties fo:break-before="page"/>
      <style:text-properties fo:font-size="14pt" fo:font-weight="bold" officeooo:rsid="00131451" officeooo:paragraph-rsid="00131451" style:font-size-asian="14pt" style:font-weight-asian="bold" style:font-size-complex="14pt" style:font-weight-complex="bold"/>
    </style:style>
    <style:style style:name="P41" style:family="paragraph" style:parent-style-name="Preformatted_20_Text">
      <style:text-properties fo:font-size="12pt" fo:font-weight="normal" officeooo:rsid="00131451" officeooo:paragraph-rsid="00131451" style:font-size-asian="12pt" style:font-weight-asian="normal" style:font-size-complex="12pt" style:font-weight-complex="normal"/>
    </style:style>
    <style:style style:name="P42" style:family="paragraph" style:parent-style-name="Preformatted_20_Text">
      <style:text-properties officeooo:paragraph-rsid="0013e51c"/>
    </style:style>
    <style:style style:name="P43" style:family="paragraph" style:parent-style-name="Preformatted_20_Text">
      <style:text-properties officeooo:paragraph-rsid="001543a7"/>
    </style:style>
    <style:style style:name="P44" style:family="paragraph" style:parent-style-name="Preformatted_20_Text">
      <style:text-properties style:font-name="Liberation Serif" fo:font-size="14pt" fo:font-weight="bold" officeooo:rsid="00131451" officeooo:paragraph-rsid="0013e51c" style:font-size-asian="14pt" style:font-weight-asian="bold" style:font-size-complex="14pt" style:font-weight-complex="bold"/>
    </style:style>
    <style:style style:name="P45" style:family="paragraph" style:parent-style-name="Standard" style:list-style-name="L1"/>
    <style:style style:name="P46" style:family="paragraph" style:parent-style-name="Standard">
      <style:text-properties fo:color="#000000" fo:font-style="italic" fo:font-weight="bold" officeooo:rsid="001cd5a4" officeooo:paragraph-rsid="001cd5a4" style:font-style-asian="italic" style:font-weight-asian="bold" style:font-style-complex="italic" style:font-weight-complex="bold"/>
    </style:style>
    <style:style style:name="P47" style:family="paragraph" style:parent-style-name="Standard">
      <style:text-properties fo:color="#000000" fo:font-style="italic" fo:font-weight="bold" officeooo:rsid="00131451" officeooo:paragraph-rsid="00131451" style:font-style-asian="italic" style:font-weight-asian="bold" style:font-style-complex="italic" style:font-weight-complex="bold"/>
    </style:style>
    <style:style style:name="P48" style:family="paragraph" style:parent-style-name="Standard">
      <style:text-properties fo:color="#000000" officeooo:rsid="00131451" officeooo:paragraph-rsid="00131451"/>
    </style:style>
    <style:style style:name="T1" style:family="text">
      <style:text-properties fo:font-style="italic" style:font-style-asian="italic" style:font-style-complex="italic"/>
    </style:style>
    <style:style style:name="T2" style:family="text">
      <style:text-properties fo:font-style="italic" officeooo:rsid="0016a95a" style:font-style-asian="italic" style:font-style-complex="italic"/>
    </style:style>
    <style:style style:name="T3" style:family="text">
      <style:text-properties fo:font-style="italic" officeooo:rsid="0017816a" style:font-style-asian="italic" style:font-style-complex="italic"/>
    </style:style>
    <style:style style:name="T4" style:family="text">
      <style:text-properties fo:font-style="italic" fo:font-weight="normal" officeooo:rsid="0015e77f"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2pt" fo:font-weight="normal" officeooo:rsid="0013e51c" style:font-size-asian="12pt" style:font-weight-asian="normal" style:font-size-complex="12pt"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13e51c" style:font-size-asian="12pt" style:font-size-complex="12pt"/>
    </style:style>
    <style:style style:name="T10" style:family="text">
      <style:text-properties style:font-name="Liberation Serif" fo:font-size="12pt" fo:font-weight="normal" officeooo:rsid="0013e51c" style:font-size-asian="12pt" style:font-weight-asian="normal" style:font-size-complex="12pt" style:font-weight-complex="normal"/>
    </style:style>
    <style:style style:name="T11" style:family="text">
      <style:text-properties style:font-name="Liberation Serif" fo:font-size="12pt" fo:font-weight="normal" officeooo:rsid="001543a7" style:font-size-asian="12pt" style:font-weight-asian="normal" style:font-size-complex="12pt" style:font-weight-complex="normal"/>
    </style:style>
    <style:style style:name="T12" style:family="text">
      <style:text-properties style:font-name="Liberation Serif" fo:font-size="12pt" fo:font-style="italic" officeooo:rsid="0013e51c" style:font-size-asian="12pt" style:font-style-asian="italic" style:font-size-complex="12pt" style:font-style-complex="italic"/>
    </style:style>
    <style:style style:name="T13" style:family="text">
      <style:text-properties style:font-name="Liberation Serif" fo:font-size="12pt" fo:font-style="italic" fo:font-weight="normal" officeooo:rsid="0013e51c" style:font-size-asian="12pt" style:font-style-asian="italic" style:font-weight-asian="normal" style:font-size-complex="12pt" style:font-style-complex="italic" style:font-weight-complex="normal"/>
    </style:style>
    <style:style style:name="T14" style:family="text">
      <style:text-properties officeooo:rsid="0013e51c"/>
    </style:style>
    <style:style style:name="T15" style:family="text">
      <style:text-properties style:font-name="Liberation Mono" fo:font-size="12pt" fo:font-weight="normal" officeooo:rsid="001543a7" style:font-size-asian="12pt" style:font-weight-asian="normal" style:font-size-complex="12pt" style:font-weight-complex="normal"/>
    </style:style>
    <style:style style:name="T16" style:family="text">
      <style:text-properties officeooo:rsid="0015e77f"/>
    </style:style>
    <style:style style:name="T17" style:family="text">
      <style:text-properties fo:font-style="normal" style:font-style-asian="normal" style:font-style-complex="normal"/>
    </style:style>
    <style:style style:name="T18" style:family="text">
      <style:text-properties fo:font-style="normal" officeooo:rsid="001cd5a4" style:font-style-asian="normal" style:font-style-complex="normal"/>
    </style:style>
    <style:style style:name="T19" style:family="text">
      <style:text-properties fo:font-style="normal" officeooo:rsid="001e8d11" style:font-style-asian="normal" style:font-style-complex="normal"/>
    </style:style>
    <style:style style:name="T20" style:family="text">
      <style:text-properties officeooo:rsid="0016a95a"/>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normal" officeooo:rsid="0017816a" style:font-style-asian="normal" style:font-weight-asian="normal" style:font-style-complex="normal" style:font-weight-complex="normal"/>
    </style:style>
    <style:style style:name="T23" style:family="text">
      <style:text-properties fo:color="#000000" fo:font-weight="normal" officeooo:rsid="0017816a" style:font-weight-asian="normal" style:font-weight-complex="normal"/>
    </style:style>
    <style:style style:name="T24" style:family="text">
      <style:text-properties officeooo:rsid="00174c6b"/>
    </style:style>
    <style:style style:name="T25" style:family="text">
      <style:text-properties officeooo:rsid="0017816a"/>
    </style:style>
    <style:style style:name="T26" style:family="text">
      <style:text-properties officeooo:rsid="001bc53f"/>
    </style:style>
    <style:style style:name="T27" style:family="text">
      <style:text-properties officeooo:rsid="001c2e7b"/>
    </style:style>
    <style:style style:name="T28" style:family="text">
      <style:text-properties officeooo:rsid="001e8d1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eiscloud - User manual, version <text:span text:style-name="T26">25</text:span>.0<text:span text:style-name="T26">2</text:span>.20<text:span text:style-name="T26">20</text:span></text:p>
      <text:p text:style-name="P14"/>
      <text:p text:style-name="P13">Simone Cesca, GFZ German Reseach Centre for Geosciences Potsdam</text:p>
      <text:p text:style-name="P6"/>
      <text:p text:style-name="P5"/>
      <text:p text:style-name="P5">Introduction</text:p>
      <text:p text:style-name="Standard"/>
      <text:p text:style-name="Standard">Seiscloud is a software for seismicity clustering.</text:p>
      <text:p text:style-name="Standard">It provides:</text:p>
      <text:list xml:id="list3336460704" text:style-name="L1">
        <text:list-item>
          <text:p text:style-name="P45">Computation of similarity matrices upon different metrics </text:p>
        </text:list-item>
        <text:list-item>
          <text:p text:style-name="P45">Clustering using DBSCAN algorithm </text:p>
        </text:list-item>
        <text:list-item>
          <text:p text:style-name="P45">Graphical output of cluster features </text:p>
        </text:list-item>
      </text:list>
      <text:p text:style-name="Standard"/>
      <text:p text:style-name="Standard"/>
      <text:p text:style-name="P5">Prerequisites</text:p>
      <text:p text:style-name="P7"/>
      <text:p text:style-name="P7">Pyrocko (https://pyrocko.org)</text:p>
      <text:p text:style-name="P7">GMT 5 (https://www.soest.hawaii.edu/gmt/)</text:p>
      <text:p text:style-name="P7">For plots with topography, <text:span text:style-name="T14">topography/bathymetry databases may need to be separately installed (see https://pyrocko.org).</text:span></text:p>
      <text:p text:style-name="P7"/>
      <text:p text:style-name="P7"/>
      <text:p text:style-name="P5">Download and installation</text:p>
      <text:p text:style-name="P9"/>
      <text:p text:style-name="P41"><text:span text:style-name="Source_20_Text"><text:span text:style-name="T7">git clone https://git.pyrocko.org/cesca/seiscloud.git</text:span></text:span></text:p>
      <text:p text:style-name="Preformatted_20_Text"><text:span text:style-name="Source_20_Text"><text:span text:style-name="T8">cd seiscloud</text:span></text:span></text:p>
      <text:p text:style-name="Standard"><text:span text:style-name="Source_20_Text"><text:span text:style-name="T7">sudo python3 setup.py install</text:span></text:span></text:p>
      <text:p text:style-name="Standard"><text:span text:style-name="Source_20_Text"><text:span text:style-name="T7"/></text:span></text:p>
      <text:p text:style-name="P8"/>
      <text:p text:style-name="P11">Processing</text:p>
      <text:p text:style-name="P10"/>
      <text:p text:style-name="P43"><text:span text:style-name="Source_20_Text"><text:span text:style-name="T9">Seiscloud is run in the following steps</text:span></text:span><text:span text:style-name="Source_20_Text"><text:span text:style-name="T10">:</text:span></text:span></text:p>
      <text:p text:style-name="P42"><text:span text:style-name="Source_20_Text"><text:span text:style-name="T9"/></text:span></text:p>
      <text:p text:style-name="P42"><text:span text:style-name="Source_20_Text"><text:span text:style-name="T12">seiscloud example</text:span></text:span></text:p>
      <text:p text:style-name="P42"><text:span text:style-name="Source_20_Text"><text:span text:style-name="T9">generate an example configuration file (see next pages of the manual), in the next line referred as </text:span></text:span><text:span text:style-name="Source_20_Text"><text:span text:style-name="T12">configuration_file</text:span></text:span></text:p>
      <text:p text:style-name="P42"><text:span text:style-name="Source_20_Text"><text:span text:style-name="T12"/></text:span></text:p>
      <text:p text:style-name="P42"><text:span text:style-name="Source_20_Text"><text:span text:style-name="T12">seiscloud init configuration_file</text:span></text:span><text:span text:style-name="Source_20_Text"><text:span text:style-name="T10">create a project directory, read, filter and prepare a seismic catalog (either downloaded or from a local catalog in pyrocko format)</text:span></text:span></text:p>
      <text:p text:style-name="P42"><text:span text:style-name="Source_20_Text"><text:span text:style-name="T13"/></text:span></text:p>
      <text:p text:style-name="P42"><text:span text:style-name="Source_20_Text"><text:span text:style-name="T12">seiscloud matrix configuration_file</text:span></text:span></text:p>
      <text:p text:style-name="P42"><text:span text:style-name="Source_20_Text"><text:span text:style-name="T10">create or read a similarity matrix</text:span></text:span></text:p>
      <text:p text:style-name="P42"><text:span text:style-name="Source_20_Text"><text:span text:style-name="T13"/></text:span></text:p>
      <text:p text:style-name="P42"><text:span text:style-name="Source_20_Text"><text:span text:style-name="T12">seiscloud cluster configuration_file</text:span></text:span></text:p>
      <text:p text:style-name="P42"><text:span text:style-name="Source_20_Text"><text:span text:style-name="T10">run the seiscloud DBSCAN algorihtm</text:span></text:span></text:p>
      <text:p text:style-name="P42"><text:span text:style-name="Source_20_Text"><text:span text:style-name="T13"/></text:span></text:p>
      <text:p text:style-name="P42"><text:span text:style-name="Source_20_Text"><text:span text:style-name="T13">seiscloud plot configuration_file</text:span></text:span></text:p>
      <text:p text:style-name="P42"><text:span text:style-name="Source_20_Text"><text:span text:style-name="T10">create output plots</text:span></text:span></text:p>
      <text:p text:style-name="P42"><text:span text:style-name="Source_20_Text"><text:span text:style-name="T10"/></text:span></text:p>
      <text:p text:style-name="P15"><text:span text:style-name="Source_20_Text"><text:span text:style-name="T10">E</text:span></text:span><text:span text:style-name="Source_20_Text"><text:span text:style-name="T11">ach command can be called with an option </text:span></text:span><text:span text:style-name="Source_20_Text"><text:span text:style-name="T15">--help</text:span></text:span><text:span text:style-name="Source_20_Text"><text:span text:style-name="T10"> to get additional information.</text:span></text:span></text:p>
      <text:p text:style-name="P43"><text:span text:style-name="Source_20_Text"><text:span text:style-name="T11">If clustering steps need to be repeated use the </text:span></text:span><text:span text:style-name="Source_20_Text"><text:span text:style-name="T6">--force</text:span></text:span><text:span text:style-name="Source_20_Text"><text:span text:style-name="T10"> option to overwrite previous results.</text:span></text:span></text:p>
      <text:p text:style-name="P44"><text:soft-page-break/>Seiscloud configuration file</text:p>
      <text:p text:style-name="P4"/>
      <text:p text:style-name="P1">An example configuration file looks as follows:</text:p>
      <text:p text:style-name="P1"/>
      <text:p text:style-name="P1">--- !seiscloud.config.SeiscloudConfig</text:p>
      <text:p text:style-name="P1">project_dir: ./seiscloud_example_project</text:p>
      <text:p text:style-name="P1">catalog_origin: globalcmt</text:p>
      <text:p text:style-name="P1">catalog_fn: none.pf</text:p>
      <text:p text:style-name="P1">dbscan_eps: 0.1</text:p>
      <text:p text:style-name="P1">dbscan_nmin: 20</text:p>
      <text:p text:style-name="P1">sw_simmat: false</text:p>
      <text:p text:style-name="P1">metric: kagan_angle</text:p>
      <text:p text:style-name="P1">sim_mat_fn: simmat.npy</text:p>
      <text:p text:style-name="P1">sim_mat_type: binary</text:p>
      <text:p text:style-name="P1">weight_mnn: 1.0</text:p>
      <text:p text:style-name="P1">weight_mee: 1.0</text:p>
      <text:p text:style-name="P1">weight_mdd: 1.0</text:p>
      <text:p text:style-name="P1">weight_mne: 1.0</text:p>
      <text:p text:style-name="P1">weight_mnd: 1.0</text:p>
      <text:p text:style-name="P1">weight_med: 1.0</text:p>
      <text:p text:style-name="P1">tmin: '2000-01-01 00:00:00.000'</text:p>
      <text:p text:style-name="P1">tmax: '2018-01-01 00:00:00.000'</text:p>
      <text:p text:style-name="P1">time_window: 10.0</text:p>
      <text:p text:style-name="P1">latmin: -25.0</text:p>
      <text:p text:style-name="P1">latmax: -18.0</text:p>
      <text:p text:style-name="P1">lonmin: -72.0</text:p>
      <text:p text:style-name="P1">lonmax: -67.0</text:p>
      <text:p text:style-name="P1">depthmin: 0.0</text:p>
      <text:p text:style-name="P1">depthmax: 700000.0</text:p>
      <text:p text:style-name="P1">magmin: 0.0</text:p>
      <text:p text:style-name="P1">magmax: 10.0</text:p>
      <text:p text:style-name="P1">magnitude_max: 10.0</text:p>
      <text:p text:style-name="P39">max_space_dif: 1000000.0</text:p>
      <text:p text:style-name="P39">max_time_dif: 31536000.0</text:p>
      <text:p text:style-name="P2">figure_format: png</text:p>
      <text:p text:style-name="P1">sw_manual_radius: false</text:p>
      <text:p text:style-name="P1">sw_topography: false</text:p>
      <text:p text:style-name="P1">map_radius: 500000.0</text:p>
      <text:p text:style-name="P1">sw_filter_events: false</text:p>
      <text:p text:style-name="P1">sw_force_cluster_all: false</text:p>
      <text:p text:style-name="P1">sw_dc_axis: false</text:p>
      <text:p text:style-name="P1">sw_select_colors: false</text:p>
      <text:p text:style-name="P1">cluster_colors: [black, red, blue, green, darkviolet, gold, darkorange, dodgerblue] </text:p>
      <text:p text:style-name="P1"/>
      <text:p text:style-name="P1"/>
      <text:p text:style-name="P40">Seiscloud variables</text:p>
      <text:p text:style-name="P4"/>
      <text:p text:style-name="P1">The following variables can be set:</text:p>
      <text:p text:style-name="P1"/>
      <text:p text:style-name="P3">catalog_fn </text:p>
      <text:p text:style-name="P1">Path to the catalog file.</text:p>
      <text:p text:style-name="P1">It is used only if the variable <text:span text:style-name="T1">catalog_origin</text:span> is set to ‘file’</text:p>
      <text:p text:style-name="P38">Note that the catalog must be stored in the pyrocko format (see https://pyrocko.org) and must be sorted in chronological order!!!</text:p>
      <text:p text:style-name="P1"/>
      <text:p text:style-name="P3">catalog_origin</text:p>
      <text:p text:style-name="P1">Origin of the the catalog.</text:p>
      <text:p text:style-name="P1">Supported values are: ‘file’, ‘geofon’, ‘globalcmt’, ‘usgs’.</text:p>
      <text:p text:style-name="P1">If the variable is set to ‘file’, the catalog is read from a file (the catalog file has to be stored in the pyrocko format, see https://pyrocko.org). Alternative options will download catalogs from Geofon, Global CMT or USGS databases according to the selected range of times, geographical coordinates, depths and magnitudes.</text:p>
      <text:p text:style-name="P17"/>
      <text:p text:style-name="P20">cluster_colors: </text:p>
      <text:p text:style-name="P17">This is a list of colors with <text:span text:style-name="T16">N</text:span> elements, like [black, red blue, green, darkviolet], which are assigned to the different clusters. The first color is used for unclustered events, the next <text:span text:style-name="T16">N</text:span>-2 colors are used for the largest clusters (sorted from large to small), and the las color for smallest clusters, in case they are too many.</text:p>
      <text:p text:style-name="P17"/>
      <text:p text:style-name="P20">dbscan_eps: 0.1</text:p>
      <text:p text:style-name="P17">Epsilon parameter of the DBSCAN algorithm; floating value ranging in (0., 1.).</text:p>
      <text:p text:style-name="P17"/>
      <text:p text:style-name="P20">dbscan_nmin: 20</text:p>
      <text:p text:style-name="P17">Nmin parameter of the DBSCAN algorithm; integer value ranging [1, N-1], where N is the catalog size.</text:p>
      <text:p text:style-name="P17"><text:s text:c="2"/></text:p>
      <text:p text:style-name="P20">depthmax</text:p>
      <text:p text:style-name="P17">Maximum depth in meters. If <text:span text:style-name="T20">the variable</text:span> <text:span text:style-name="T2">sw_filter_events</text:span><text:span text:style-name="T20"> is set to True, events with depth larger than depthmax will be excluded.</text:span></text:p>
      <text:p text:style-name="P17"/>
      <text:p text:style-name="P20">depthmin</text:p>
      <text:p text:style-name="P18">Minimum depth in meters. If <text:span text:style-name="T20">the variable</text:span> <text:span text:style-name="T2">sw_filter_events</text:span><text:span text:style-name="T20"> is set to True, events with depth smaller than depthmin will be excluded.</text:span></text:p>
      <text:p text:style-name="P17"/>
      <text:p text:style-name="P20">figure_format</text:p>
      <text:p text:style-name="P17">Format of stored figures; supported values are ‘png’ and ‘pdf’.</text:p>
      <text:p text:style-name="P17"/>
      <text:p text:style-name="P20">latmax</text:p>
      <text:p text:style-name="P18">Maximum latitude in degrees. If <text:span text:style-name="T20">the variable</text:span> <text:span text:style-name="T2">sw_filter_events</text:span><text:span text:style-name="T20"> is set to True, events with latitudes out of the bound latmin-latmax will be excluded.</text:span></text:p>
      <text:p text:style-name="P17"/>
      <text:p text:style-name="P20">latmin</text:p>
      <text:p text:style-name="P18">Minimum latitude in degrees. If <text:span text:style-name="T20">the variable</text:span> <text:span text:style-name="T2">sw_filter_events</text:span><text:span text:style-name="T20"> is set to True, events with latitudes out of the bound latmin-latmax will be excluded.</text:span></text:p>
      <text:p text:style-name="P17"/>
      <text:p text:style-name="P20"/>
      <text:p text:style-name="P20"/>
      <text:p text:style-name="P20"><text:soft-page-break/>lonmax</text:p>
      <text:p text:style-name="P18">Maximum longitude in degrees. If <text:span text:style-name="T20">the variable</text:span> <text:span text:style-name="T20">sw_filter_events is set to True, events with longitudes out of the bound lonmin-lonmax (lonmax-lonmin, in the case that lonmax&lt;lonmin, i.e. opposite of Greenwich) will be excluded.</text:span> </text:p>
      <text:p text:style-name="P17"/>
      <text:p text:style-name="P20">lonmin</text:p>
      <text:p text:style-name="P18">Minimum longitude in degrees. If <text:span text:style-name="T20">the variable</text:span> <text:span text:style-name="T20">sw_filter_events is set to True, events with longitudes out of the bound lonmin-lonmax (lonmax-lonmin, in the case that lonmax&lt;lonmin, i.e. opposite of Greenwich) will be excluded.</text:span></text:p>
      <text:p text:style-name="P17"/>
      <text:p text:style-name="P20">magmax</text:p>
      <text:p text:style-name="P18">Maximum magnitude. If <text:span text:style-name="T20">the variable</text:span> <text:span text:style-name="T20">sw_filter_events is set to True, events with magnitudes larger than magmax will be excluded.</text:span></text:p>
      <text:p text:style-name="P21"/>
      <text:p text:style-name="P20">magmin</text:p>
      <text:p text:style-name="P18">Minimum magnitude. If <text:span text:style-name="T20">the variable</text:span> <text:span text:style-name="T20">sw_filter_events is set to True, events with magnitudes smaller than magmin will be excluded.</text:span></text:p>
      <text:p text:style-name="P17"/>
      <text:p text:style-name="P20">map_radius</text:p>
      <text:p text:style-name="P17">Radius of the <text:span text:style-name="T16">map (in meters); used only if the variable </text:span><text:span text:style-name="T4">sw_manual_radius</text:span><text:span text:style-name="T16"> is set to True</text:span></text:p>
      <text:p text:style-name="P17"/>
      <text:p text:style-name="P22">ma<text:span text:style-name="T27">x</text:span>_<text:span text:style-name="T27">space_dif</text:span></text:p>
      <text:p text:style-name="P37">Largest spatial distance (in meters) among two earthquake locations which is considered for spatial metrics. Spatial distances above or equal to this threshold value will correspond to the maximum normalized distance value (1.0); used only with spatial-based metrics (the default value is set to 1000 km).</text:p>
      <text:p text:style-name="P22"/>
      <text:p text:style-name="P22">ma<text:span text:style-name="T27">x</text:span>_<text:span text:style-name="T27">time_dif</text:span></text:p>
      <text:p text:style-name="P37">Largest temporal difference (in seconds) among two earthquake times which is considered for temporal metrics. Temporal differences above or equal to this threshold value will correspond to the maximum normalized distance value (1.0); used only with temporal-based metrics (the default value is set to 365 days).</text:p>
      <text:p text:style-name="P22"/>
      <text:p text:style-name="P22">metric</text:p>
      <text:p text:style-name="P28">Define the metric to be used; the following options are possible:</text:p>
      <text:p text:style-name="P19">‘kagan_angle’: <text:span text:style-name="T24">Normalized Kagan angle among double couple (DC) components.</text:span></text:p>
      <text:p text:style-name="P36">‘mt_l1norm’: L1 norm among 1D vectors with 6 moment tensor (MT) components. </text:p>
      <text:p text:style-name="P36">‘mt_l2norm’: L2 norm among 1D vectors with 6 moment tensor (MT) components.</text:p>
      <text:p text:style-name="P36">‘mt_cos’: Scalar product among 1D vectors with 6 moment tensor (MT) components.</text:p>
      <text:p text:style-name="P36">‘mt_weighted_cos’: Scalar product among 1D vectors with weighted 6 moment tensor (MT) components (weights to be specified in variables <text:span text:style-name="T1">weight_mxx</text:span> with x=n, e, d).</text:p>
      <text:p text:style-name="P36">‘principal_axis’: Sum of the scalar product among principal axis.</text:p>
      <text:p text:style-name="P36">‘hypocentral’: Absolute difference in epicentral location, normalized by 1000 km.</text:p>
      <text:p text:style-name="P36">‘epicentral’: Absolute difference in epicentral location, normalized by 1000 km.</text:p>
      <text:p text:style-name="P36">‘temporal’: Absolute difference in time, normalized by 1 year.</text:p>
      <text:p text:style-name="P36">‘magnitude’: Absolute difference in magnitude, normalized by 10.</text:p>
      <text:p text:style-name="P36"/>
      <text:p text:style-name="P20">project_dir</text:p>
      <text:p text:style-name="P17">Path to the seiscloud project directory</text:p>
      <text:p text:style-name="P17"/>
      <text:p text:style-name="P20"/>
      <text:p text:style-name="P20"/>
      <text:p text:style-name="P20"><text:soft-page-break/>sim_mat_fn</text:p>
      <text:p text:style-name="P34">Path to the similarity matrix file. Used if <text:span text:style-name="T3">sw_simmat </text:span><text:span text:style-name="T25">is set to True.</text:span></text:p>
      <text:p text:style-name="P35">The similarity matrix is a square simmetric matrix with zeros on the diagonal. </text:p>
      <text:p text:style-name="P30"/>
      <text:p text:style-name="P20">sim_mat_type</text:p>
      <text:p text:style-name="P16"><text:span text:style-name="T21">Type of the similarity matrix file. Used if </text:span><text:span text:style-name="T23">sw_simmat </text:span><text:span text:style-name="T22">is set to True.</text:span></text:p>
      <text:p text:style-name="P35">Acceptable types are:</text:p>
      <text:p text:style-name="P35">‘ascii’: sorted ascii file, with one line per sorted event couple. For the event couple i, j, having a <text:tab/>distance d (i, j), the line, parsed by spaces, would be: <text:s text:c="3"/>‘<text:tab/>i <text:s text:c="5"/><text:tab/>j <text:s text:c="4"/><text:tab/>d’</text:p>
      <text:p text:style-name="P35"><text:tab/>e.g.</text:p>
      <text:p text:style-name="P35"><text:tab/><text:tab/><text:tab/>0 <text:s text:c="4"/><text:tab/>0 <text:tab/>0</text:p>
      <text:p text:style-name="P35"><text:tab/><text:tab/><text:tab/>0 <text:tab/>1<text:tab/>0.310</text:p>
      <text:p text:style-name="P35"><text:tab/><text:tab/><text:tab/>0<text:tab/>2 <text:tab/>0.33</text:p>
      <text:p text:style-name="P35">‘binary’: binary matrix file (in numpy)</text:p>
      <text:p text:style-name="P20"/>
      <text:p text:style-name="P20">sw_dc_axis</text:p>
      <text:p text:style-name="P33">If set to True will plot principal axis of the double couple component (DC).</text:p>
      <text:p text:style-name="P33"/>
      <text:p text:style-name="P20">sw_filter_events</text:p>
      <text:p text:style-name="P30">Filter the catalog <text:span text:style-name="T20">upon the desired range of latitudes, longitudes, depths, magnitudes and times.</text:span></text:p>
      <text:p text:style-name="P20"/>
      <text:p text:style-name="P20">sw_force_cluster_all</text:p>
      <text:p text:style-name="P28">If set to True will force all unclustered events to be clustered. Unclustered events are compared to all events in each cluster and will be assigned to the cluster where the mean similarity is largest.</text:p>
      <text:p text:style-name="P30"/>
      <text:p text:style-name="P46">sw_global_plots</text:p>
      <text:p text:style-name="P25"><text:span text:style-name="T17">If set to True will </text:span><text:span text:style-name="T18">produce global spatial plots (good for global or large scale applications); all other spatial plot parameters (e.g. </text:span>map_radius<text:span text:style-name="T17">,</text:span> <text:span text:style-name="T28">sw_topography</text:span><text:span text:style-name="T19"> are ignored)</text:span></text:p>
      <text:p text:style-name="P27"/>
      <text:p text:style-name="P23">sw_manual_radius</text:p>
      <text:p text:style-name="P24"><text:span text:style-name="T17">If set to True will use a manually selected radius for the map plots; the radius has to be specified in the variable </text:span>map_radius.</text:p>
      <text:p text:style-name="P26"/>
      <text:p text:style-name="P20">sw_select_colors</text:p>
      <text:p text:style-name="P32">If set tu True will use a manually selected color palette (to be included in <text:span text:style-name="T1">cluster_colors</text:span>).</text:p>
      <text:p text:style-name="P30"/>
      <text:p text:style-name="P20">sw_simmat</text:p>
      <text:p text:style-name="P28">If set to True will ignore the variable matrix and will read a pre-calculated similarity matrix, instead. The path to the matrix file has to be specified in the variable <text:span text:style-name="T1">sim_mat_fn</text:span>, its format in the variable <text:span text:style-name="T1">sim_mat_type</text:span>.</text:p>
      <text:p text:style-name="P30"/>
      <text:p text:style-name="P20">sw_topography</text:p>
      <text:p text:style-name="P28">If set to True will plot topography in the map plots (may require own topography/bathymetry files, see https://pyrocko.org)</text:p>
      <text:p text:style-name="P30"/>
      <text:p text:style-name="P20">tmax</text:p>
      <text:p text:style-name="P18">Should be given in the format: '2018-01-01 00:00:00.000'. M<text:span text:style-name="T20">ax</text:span>imum <text:span text:style-name="T20">origin time</text:span>. If <text:span text:style-name="T20">the variable</text:span> <text:span text:style-name="T2">sw_filter_events</text:span><text:span text:style-name="T20"> is set to True, events occurring after tmax will be excluded.</text:span></text:p>
      <text:p text:style-name="P17"/>
      <text:p text:style-name="P20">tmin</text:p>
      <text:p text:style-name="P18">Should be given in the format: '2000-01-01 00:00:00.000'. Minimum <text:span text:style-name="T20">origin time</text:span>. If <text:span text:style-name="T20">the variable</text:span> <text:span text:style-name="T2">sw_filter_events</text:span><text:span text:style-name="T20"> is set to True, events occurring before tmin will be excluded.</text:span></text:p>
      <text:p text:style-name="P17"><text:soft-page-break/><text:span text:style-name="T5">weight_mdd</text:span></text:p>
      <text:p text:style-name="P29">Used if the variable <text:span text:style-name="T1">metric</text:span> is set to ‘<text:span text:style-name="T20">mt_weighted_cos’</text:span>; defines the weight for the mdd <text:span text:style-name="T20">moment tensor (MT) component (MT is referenced using a North-East-Down convention) </text:span>moment tensor component.</text:p>
      <text:p text:style-name="P30"/>
      <text:p text:style-name="P20">weight_med</text:p>
      <text:p text:style-name="P29">Used if the variable <text:span text:style-name="T1">metric</text:span> is set to ‘<text:span text:style-name="T20">mt_weighted_cos’</text:span>; defines the weight for the <text:span text:style-name="T20">me</text:span>d <text:span text:style-name="T20">MT component (MT is referenced using a North-East-Down convention) </text:span>moment tensor component.</text:p>
      <text:p text:style-name="P31"/>
      <text:p text:style-name="P20">weight_mee</text:p>
      <text:p text:style-name="P29">Used if the variable <text:span text:style-name="T1">metric</text:span> is set to ‘<text:span text:style-name="T20">mt_weighted_cos’</text:span>; defines the weight for the mdd <text:span text:style-name="T20">MT component (MT is references using a North-East-Down convention) </text:span>moment tensor component.</text:p>
      <text:p text:style-name="P31"/>
      <text:p text:style-name="P20">weight_mnd</text:p>
      <text:p text:style-name="P29">Used if the variable <text:span text:style-name="T1">metric</text:span> is set to ‘<text:span text:style-name="T20">mt_weighted_cos’</text:span>; defines the weight for the mdd <text:span text:style-name="T20">MT component (MT is references using a North-East-Down convention) </text:span>moment tensor component.</text:p>
      <text:p text:style-name="P31"/>
      <text:p text:style-name="P20">weight_mne</text:p>
      <text:p text:style-name="P29">Used if the variable <text:span text:style-name="T1">metric</text:span> is set to ‘<text:span text:style-name="T20">mt_weighted_cos’</text:span>; defines the weight for the mdd <text:span text:style-name="T20">MT component (MT is references using a North-East-Down convention) </text:span>moment tensor component.</text:p>
      <text:p text:style-name="P31"/>
      <text:p text:style-name="P21">weight_mnn</text:p>
      <text:p text:style-name="P29">Used if the variable <text:span text:style-name="T1">metric</text:span> is set to ‘<text:span text:style-name="T20">mt_weighted_cos’</text:span>; defines the weight for the mdd <text:span text:style-name="T20">MT component (MT is references using a North-East-Down convention) </text:span>moment tensor component.</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Cesca</meta:initial-creator>
    <meta:creation-date>2019-10-04T19:45:53.319407326</meta:creation-date>
    <dc:date>2020-03-10T11:51:45.860559769</dc:date>
    <dc:creator>Simone Cesca</dc:creator>
    <meta:editing-duration>PT35M59S</meta:editing-duration>
    <meta:editing-cycles>11</meta:editing-cycles>
    <meta:generator>LibreOffice/6.0.7.3$Linux_X86_64 LibreOffice_project/00m0$Build-3</meta:generator>
    <meta:document-statistic meta:table-count="0" meta:image-count="0" meta:object-count="0" meta:page-count="6" meta:paragraph-count="169" meta:word-count="1445" meta:character-count="9842" meta:non-whitespace-character-count="8526"/>
  </office:meta>
</office:document-meta>
</file>